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subtitle">
      <style:graphic-properties draw:fill-color="#ffffff" draw:auto-grow-height="true" fo:min-height="13.97cm"/>
    </style:style>
    <style:style style:name="pr9" style:family="presentation" style:parent-style-name="Vivid1-subtitle">
      <style:graphic-properties draw:fill-color="#ffffff" draw:auto-grow-height="true" fo:min-height="13.71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margin-top="0cm" fo:margin-bottom="0.396cm" fo:text-indent="0cm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54pt" style:font-size-asian="54pt" style:font-size-complex="5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54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elf-Hosting 101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Author: JJ Quinlivan</text:p>
            <text:p>Date: December 5,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elf-Hosting 101 Agenda</text:p>
          </draw:text-box>
        </draw:frame>
        <draw:frame presentation:style-name="pr4" draw:layer="layout" svg:width="29.832cm" svg:height="13.97cm" svg:x="1.664cm" svg:y="5.334cm" presentation:class="outline" presentation:user-transformed="true">
          <draw:text-box>
            <text:list text:style-name="L2">
              <text:list-item>
                <text:p>Self-Hosting Introduction</text:p>
              </text:list-item>
              <text:list-item>
                <text:p>Local Network Access</text:p>
                <text:list>
                  <text:list-item>
                    <text:p>NFS</text:p>
                  </text:list-item>
                  <text:list-item>
                    <text:p>Samba</text:p>
                  </text:list-item>
                  <text:list-item>
                    <text:p>Syncthing</text:p>
                  </text:list-item>
                </text:list>
              </text:list-item>
              <text:list-item>
                <text:p><text:span text:style-name="T1">Internet Access</text:span></text:p>
                <text:list>
                  <text:list-item>
                    <text:p>Domain name &amp; DDNS</text:p>
                  </text:list-item>
                  <text:list-item>
                    <text:p>OpenVPN &amp; Wireguard</text:p>
                  </text:list-item>
                  <text:list-item>
                    <text:p text:style-name="P2"><text:span text:style-name="T2">Let’s Encrypt</text:span></text:p>
                  </text:list-item>
                  <text:list-item>
                    <text:p text:style-name="P2"><text:span text:style-name="T2">Reverse Proxy</text:span></text:p>
                  </text:list-item>
                  <text:list-item>
                    <text:p text:style-name="P2">Firewall/Router </text:p>
                  </text:list-item>
                  <text:list-item>
                    <text:p>NextCloud </text:p>
                  </text:list-item>
                  <text:list-item>
                    <text:p>Jellyfin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self-host?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dvantages</text:p>
                <text:list>
                  <text:list-item>
                    <text:p>Privacy</text:p>
                  </text:list-item>
                  <text:list-item>
                    <text:p>You will own your own data</text:p>
                  </text:list-item>
                  <text:list-item>
                    <text:p>Learning Experience</text:p>
                  </text:list-item>
                  <text:list-item>
                    <text:p>Reuse old equipment – give it a second life</text:p>
                  </text:list-item>
                  <text:list-item>
                    <text:p>Saving Money</text:p>
                  </text:list-item>
                </text:list>
              </text:list-item>
              <text:list-item>
                <text:p>Disadvantages</text:p>
                <text:list>
                  <text:list-item>
                    <text:p>Not backed up by corporation – no guaranteed uptimes</text:p>
                  </text:list-item>
                  <text:list-item>
                    <text:p>Risk of failure is higher</text:p>
                  </text:list-item>
                  <text:list-item>
                    <text:p>You need knowledge to manage by yourself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isconception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can’t afford it</text:p>
                <text:list>
                  <text:list-item>
                    <text:p>Many services will run on something as small as a Raspberry Pi.</text:p>
                  </text:list-item>
                </text:list>
              </text:list-item>
              <text:list-item>
                <text:p>I cannot secure it</text:p>
                <text:list>
                  <text:list-item>
                    <text:p>Let’s Encrypt is free</text:p>
                  </text:list-item>
                  <text:list-item>
                    <text:p>Reverse Proxy is easy to setup</text:p>
                  </text:list-item>
                  <text:list-item>
                    <text:p>OpenVPN and Wireguard for VPN access </text:p>
                  </text:list-item>
                </text:list>
              </text:list-item>
              <text:list-item>
                <text:p>I can only run one app from home</text:p>
                <text:list>
                  <text:list-item>
                    <text:p>Can run multiple services from containers, snaps, VMs, etc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y Self-Hosting Setup</text:p>
          </draw:text-box>
        </draw:frame>
        <draw:frame presentation:style-name="pr6" draw:layer="layout" svg:width="29.832cm" svg:height="14.478cm" svg:x="1.664cm" svg:y="5.334cm" presentation:class="outline" presentation:user-transformed="true">
          <draw:text-box>
            <text:list text:style-name="L2">
              <text:list-item>
                <text:p>Old Intel Dual Core Xeon Server</text:p>
                <text:list>
                  <text:list-item>
                    <text:p>Two ZFS Mirrors: Two 250GB SSDs (root) and Two 8TB HDDs (data)</text:p>
                  </text:list-item>
                  <text:list-item>
                    <text:p>Ubuntu 19.10 with latest ZFS on root partition</text:p>
                    <text:list>
                      <text:list-item>
                        <text:p>Samba, NFS, Syncthing</text:p>
                      </text:list-item>
                      <text:list-item>
                        <text:p>NextCloud Snap</text:p>
                      </text:list-item>
                      <text:list-item>
                        <text:p>Cockpit and Netdata for administration</text:p>
                      </text:list-item>
                    </text:list>
                  </text:list-item>
                  <text:list-item>
                    <text:p>CentOS 8 VM with Podman for Containers</text:p>
                    <text:list>
                      <text:list-item>
                        <text:p>Jellyfin for media files</text:p>
                      </text:list-item>
                      <text:list-item>
                        <text:p>Gitea git server</text:p>
                      </text:list-item>
                      <text:list-item>
                        <text:p>Transmission, Sonarr (TV), Radarr, (Movies), Lidarr (Music)</text:p>
                      </text:list-item>
                      <text:list-item>
                        <text:p>Unifi Control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y Self-Hosting Setup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5">Mini-PC with Celeron dual core processor for backup</text:p>
                <text:list>
                  <text:list-item>
                    <text:p text:style-name="P2">ZFS: One 250GB SSD (root) and Two 4TB HDDs (data)</text:p>
                  </text:list-item>
                  <text:list-item>
                    <text:p>Ubuntu 19.10 with latest ZFS on root partition</text:p>
                  </text:list-item>
                </text:list>
              </text:list-item>
              <text:list-item>
                <text:p text:style-name="P5">Pfsense Firewall </text:p>
                <text:list>
                  <text:list-item>
                    <text:p>ACME for Let’s Encrypt</text:p>
                  </text:list-item>
                  <text:list-item>
                    <text:p>OpenVPN Server</text:p>
                  </text:list-item>
                  <text:list-item>
                    <text:p>HAproxy Reverse Proxy</text:p>
                  </text:list-item>
                </text:list>
              </text:list-item>
              <text:list-item>
                <text:p>Domain Name quinlivan.org registered at namecheap.com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ocal Acces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Certain services run better on host server</text:p>
                <text:list>
                  <text:list-item>
                    <text:p>Admin services that require access to host server</text:p>
                    <text:list>
                      <text:list-item>
                        <text:p>Cockpit, Netdata, etc</text:p>
                      </text:list-item>
                    </text:list>
                  </text:list-item>
                  <text:list-item>
                    <text:p>Direct user access of files runs better on host server</text:p>
                    <text:list>
                      <text:list-item>
                        <text:p>Container: UserIDS must match host server – disables security</text:p>
                      </text:list-item>
                      <text:list-item>
                        <text:p>VMs: Files must be in VM or accessed through NF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ocal File Access</text:p>
          </draw:text-box>
        </draw:frame>
        <draw:frame presentation:style-name="pr6" draw:layer="layout" svg:width="29.832cm" svg:height="14.224cm" svg:x="1.664cm" svg:y="5.334cm" presentation:class="outline" presentation:user-transformed="true">
          <draw:text-box>
            <text:list text:style-name="L2">
              <text:list-item>
                <text:p>Webdav</text:p>
                <text:list>
                  <text:list-item>
                    <text:p text:style-name="P5"><text:span text:style-name="T2">Very fast, low resources - </text:span>Good for read only access to multimedia files</text:p>
                  </text:list-item>
                  <text:list-item>
                    <text:p text:style-name="P5">Can access Nextcloud files through webdav</text:p>
                  </text:list-item>
                </text:list>
              </text:list-item>
              <text:list-item>
                <text:p>NFS</text:p>
                <text:list>
                  <text:list-item>
                    <text:p text:style-name="P5"><text:span text:style-name="T2">Very fast, low resources - </text:span>Great for read only access to multimedia files or admin access to full drive</text:p>
                  </text:list-item>
                  <text:list-item>
                    <text:p text:style-name="P5">No user security without complex setup</text:p>
                  </text:list-item>
                  <text:list-item>
                    <text:p text:style-name="P5">Can limit access by host, including read only access to specific hosts</text:p>
                  </text:list-item>
                </text:list>
              </text:list-item>
              <text:list-item>
                <text:p>Samba</text:p>
                <text:list>
                  <text:list-item>
                    <text:p text:style-name="P5">Slower than NFS &amp; webdav and requires more resources on host server, but still viable option</text:p>
                  </text:list-item>
                  <text:list-item>
                    <text:p text:style-name="P5">Great for giving each user their own home directory only they have access to </text:p>
                  </text:list-item>
                  <text:list-item>
                    <text:p>Can also setup “Inboxes” or download directories for multimedia files so most of multimedia library is stays read-only</text:p>
                  </text:list-item>
                </text:list>
              </text:list-item>
              <text:list-item>
                <text:p>Syncthing</text:p>
                <text:list>
                  <text:list-item>
                    <text:p>Continuous directory synchronization </text:p>
                  </text:list-item>
                  <text:list-item>
                    <text:p>Peer-to-peer – not client-server</text:p>
                  </text:list-item>
                  <text:list-item>
                    <text:p>No backups – files deleted on one device get deleted on 2<text:span text:style-name="T3">nd</text:span> device if two way sync setup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FS</text:p>
          </draw:text-box>
        </draw:frame>
        <draw:frame presentation:style-name="pr6" draw:layer="layout" svg:width="29.832cm" svg:height="14.478cm" svg:x="1.664cm" svg:y="5.334cm" presentation:class="outline" presentation:user-transformed="true">
          <draw:text-box>
            <text:list text:style-name="L2">
              <text:list-item>
                <text:p text:style-name="P5">Setup</text:p>
                <text:list>
                  <text:list-item>
                    <text:p>Install nfs: Ubuntu – nfs-kernel-server, Arch – nfs-utils </text:p>
                  </text:list-item>
                  <text:list-item>
                    <text:p>Setup shared/exported directory(s): /mnt/sharedfolder</text:p>
                  </text:list-item>
                  <text:list-item>
                    <text:p>Configure /etc/exports file for host access: </text:p>
                    <text:list>
                      <text:list-item>
                        <text:p>/mnt/sharedfolder 192.168.1.50(rw,sync,no_subtree_check)</text:p>
                      </text:list-item>
                      <text:list-item>
                        <text:p>/mnt/sharedfolder 192.168.1.0/24(rw,sync,no_subtree_check)</text:p>
                      </text:list-item>
                    </text:list>
                  </text:list-item>
                  <text:list-item>
                    <text:p>ZFS can configure NFS access per dataset</text:p>
                  </text:list-item>
                  <text:list-item>
                    <text:p>Start nfs services: systemctl enable –now nf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amba</text:p>
          </draw:text-box>
        </draw:frame>
        <draw:frame presentation:style-name="pr6" draw:layer="layout" svg:width="29.832cm" svg:height="13.97cm" svg:x="1.664cm" svg:y="5.334cm" presentation:class="outline" presentation:user-transformed="true">
          <draw:text-box>
            <text:list text:style-name="L2">
              <text:list-item>
                <text:p text:style-name="P5">Setup</text:p>
                <text:list>
                  <text:list-item>
                    <text:p>Install samba</text:p>
                  </text:list-item>
                  <text:list-item>
                    <text:p>Setup users:</text:p>
                    <text:list>
                      <text:list-item>
                        <text:p>useradd -d /home/username -g maingroupname -s /bin/null </text:p>
                      </text:list-item>
                      <text:list-item>
                        <text:p>passwd username</text:p>
                      </text:list-item>
                      <text:list-item>
                        <text:p>smbpasswd -a username</text:p>
                      </text:list-item>
                    </text:list>
                  </text:list-item>
                  <text:list-item>
                    <text:p>Configure /etc/samba/smb.conf – add additional directories and permissions:</text:p>
                    <text:list>
                      <text:list-item>
                        <text:p>[&lt;share name&gt;]<text:line-break/>path = /path/to/share<text:line-break/>valid users = username<text:line-break/>read only = no</text:p>
                      </text:list-item>
                    </text:list>
                  </text:list-item>
                  <text:list-item>
                    <text:p>Start samba service: systemctl enable –now samb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yncthing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Setup</text:p>
                <text:list>
                  <text:list-item>
                    <text:p>Install Syncthing on at least two devices</text:p>
                  </text:list-item>
                  <text:list-item>
                    <text:p>In Linux start Syncthing service: systemctl enable –now syncthing</text:p>
                  </text:list-item>
                  <text:list-item>
                    <text:p>Configure both devices in parallel – configure on one device and accept changes on 2<text:span text:style-name="T3">nd</text:span> device</text:p>
                    <text:list>
                      <text:list-item>
                        <text:p>Add new device – easier on mobile with QR code</text:p>
                      </text:list-item>
                      <text:list-item>
                        <text:p>Add folders</text:p>
                      </text:list-item>
                    </text:list>
                  </text:list-item>
                  <text:list-item>
                    <text:p>Setup automatic backup of synced directories on host server</text:p>
                    <text:list>
                      <text:list-item>
                        <text:p>I use ZFS snapshots and re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3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yncthing</text:p>
          </draw:text-box>
        </draw:frame>
        <draw:frame presentation:style-name="pr8" draw:text-style-name="P7" draw:layer="layout" svg:width="29.996cm" svg:height="13.97cm" svg:x="1.664cm" svg:y="5.334cm" presentation:class="subtitle" presentation:user-transformed="true">
          <draw:text-box>
            <text:p text:style-name="P6"><text:span text:style-name="T4">Syncthing Setup Demo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ernet Access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mit external access to home services</text:p>
                <text:list>
                  <text:list-item>
                    <text:p>Put all home services in containers or VMs </text:p>
                    <text:list>
                      <text:list-item>
                        <text:p>VMs more secure but require more resources</text:p>
                      </text:list-item>
                      <text:list-item>
                        <text:p>Best policy – run all containers in one VM on host server</text:p>
                      </text:list-item>
                    </text:list>
                  </text:list-item>
                  <text:list-item>
                    <text:p>Limit access through VPN and/or Reverse Proxy</text:p>
                    <text:list>
                      <text:list-item>
                        <text:p>Run VPN and/or reverse proxy on firewall/router or in containers on host server</text:p>
                      </text:list-item>
                      <text:list-item>
                        <text:p>Keep firewall/router, VPN and reverse proxy up to date since first point of attack</text:p>
                      </text:list-item>
                      <text:list-item>
                        <text:p>VPN good for 1 or 2 users, or full access to network for admin in case of issue with host server</text:p>
                      </text:list-item>
                      <text:list-item>
                        <text:p>Reverse proxy easier for users to ac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ernet Access - Domai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omain Name &amp; Dynamic DNS (DDNS)</text:p>
                <text:list>
                  <text:list-item>
                    <text:p>Most ISPs give customers IP addresses through DHCP that can change at any time</text:p>
                  </text:list-item>
                  <text:list-item>
                    <text:p>Register a domain name with a name service like namecheap.com</text:p>
                    <text:list>
                      <text:list-item>
                        <text:p>Name service should provide DDNS and access to create DNS records</text:p>
                      </text:list-item>
                      <text:list-item>
                        <text:p>If no DDNS can point subdomain to Cloudflare or other free DDNS service</text:p>
                      </text:list-item>
                    </text:list>
                  </text:list-item>
                  <text:list-item>
                    <text:p>Cost: $10 - $20 per year for .com address more for unique addresses (i.e. .local, info, .network, etc.)</text:p>
                  </text:list-item>
                </text:list>
              </text:list-item>
              <text:list-item>
                <text:p>Run DDNS client on router or home server to update domain name with <text:s/>current IP addres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ternet Access - VPN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OpenVPN</text:p>
                <text:list>
                  <text:list-item>
                    <text:p>Many routers have built-in OpenVPN server setup on the router.</text:p>
                  </text:list-item>
                  <text:list-item>
                    <text:p>If not can install 3<text:span text:style-name="T3">rd</text:span> party router software (i.e. tomato, DD-WRT, etc.)</text:p>
                  </text:list-item>
                  <text:list-item>
                    <text:p>Run router like pfsense or opnsense</text:p>
                  </text:list-item>
                  <text:list-item>
                    <text:p>Can install OpenVPN docker container on host server and open port on router</text:p>
                  </text:list-item>
                </text:list>
              </text:list-item>
              <text:list-item>
                <text:p>Wireguard</text:p>
                <text:list>
                  <text:list-item>
                    <text:p>New and still considered beta, but many use it for production with no issues</text:p>
                  </text:list-item>
                  <text:list-item>
                    <text:p>Much faster than OpenVPN</text:p>
                  </text:list-item>
                  <text:list-item>
                    <text:p>No options available on routers, but not too difficult to setup on Linux.</text:p>
                  </text:list-item>
                  <text:list-item>
                    <text:p>Creates an additional network device on Linux, but must setup forwarding rules if you want to access more than that IP address</text:p>
                    <text:list>
                      <text:list-item>
                        <text:p>Additional tools available in most package repositories to make this eas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Encrypt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Let’s Encrypt – free SSL certificates</text:p>
                <text:list>
                  <text:list-item>
                    <text:p>Must own your own domain</text:p>
                    <text:list>
                      <text:list-item>
                        <text:p>Can confirm domain ownership through custom DNS entry on name service or file stored on web server</text:p>
                      </text:list-item>
                    </text:list>
                  </text:list-item>
                  <text:list-item>
                    <text:p>Can create generic subdomain SSL certificate for reverse proxy</text:p>
                    <text:list>
                      <text:list-item>
                        <text:p>i.e. *.quinlivan.org – includes all subdomains</text:p>
                      </text:list-item>
                    </text:list>
                  </text:list-item>
                  <text:list-item>
                    <text:p>Auto renew every 90 days</text:p>
                  </text:list-item>
                  <text:list-item>
                    <text:p>Let’s Encrypt software usually automatic setup with most web services</text:p>
                    <text:list>
                      <text:list-item>
                        <text:p>Nginx docker container, NextCloud Snap, pfsense, opnsense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everse Proxy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its behind firewall and intercepts client requests and directs them to appropriate backend server</text:p>
              </text:list-item>
              <text:list-item>
                <text:p>Can also run reverse proxy on VPS like digitalocean.com.</text:p>
              </text:list-item>
              <text:list-item>
                <text:p>Benefits</text:p>
                <text:list>
                  <text:list-item>
                    <text:p>Load balancing: distributing requests to multiple backend servers</text:p>
                  </text:list-item>
                  <text:list-item>
                    <text:p>Web acceleration: compress and cache data</text:p>
                  </text:list-item>
                  <text:list-item>
                    <text:p>Security: Single, locked down access to multiple services</text:p>
                  </text:list-item>
                </text:list>
              </text:list-item>
              <text:list-item>
                <text:p>Options</text:p>
                <text:list>
                  <text:list-item>
                    <text:p>Nginx docker container – easy to setup and very secure</text:p>
                  </text:list-item>
                  <text:list-item>
                    <text:p>HAproxy on pfsense or opnsense router/firewall – can handle more than just web services</text:p>
                  </text:list-item>
                  <text:list-item>
                    <text:p>Traefik – great for kubernetes, council or other orchestrated container options – can also handle more that just web servic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3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verse Proxy</text:p>
          </draw:text-box>
        </draw:frame>
        <draw:frame presentation:style-name="pr9" draw:text-style-name="P10" draw:layer="layout" svg:width="29.996cm" svg:height="13.716cm" svg:x="1.664cm" svg:y="5.08cm" presentation:class="subtitle" presentation:user-transformed="true">
          <draw:text-box>
            <text:p text:style-name="P9"><text:span text:style-name="T5">Docker/Nginx Install Demo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rewall/Router Setup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Forward Ports for VPN server and reverse proxy to home server</text:p>
                <text:list>
                  <text:list-item>
                    <text:p>TCP 443 for reverse proxy</text:p>
                  </text:list-item>
                  <text:list-item>
                    <text:p>UDP 1194 for OpenVPN (can change port)</text:p>
                  </text:list-item>
                  <text:list-item>
                    <text:p>UDP 51872 for Wireguard Peer A (UDP 51902 for Peer B)</text:p>
                  </text:list-item>
                  <text:list-item>
                    <text:p>TCP 22000 for Syncthing sync port, UDP 21027 for Syncthing discovery port</text:p>
                  </text:list-item>
                  <text:list-item>
                    <text:p>TCP 22 for SSH (if you don’t setup VPN server then setup SSH so you can access server remotely for issues)</text:p>
                  </text:list-item>
                </text:list>
              </text:list-header>
              <text:list-item>
                <text:p>Recommend pfsense or opnsense for firewall/router</text:p>
                <text:list>
                  <text:list-item>
                    <text:p>Comes with OpenVPN, DDNS, VLANs, HAProxy, etc.</text:p>
                  </text:list-item>
                  <text:list-item>
                    <text:p>Opnsense can run TOR and Wireguar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te File Access Option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NextCloud</text:p>
                <text:list>
                  <text:list-item>
                    <text:p>Open source, very popular</text:p>
                  </text:list-item>
                  <text:list-item>
                    <text:p>Can access or sync files remotely</text:p>
                  </text:list-item>
                  <text:list-item>
                    <text:p>Lots of other features (i.e. shared calendar, contacts, tasks, etc.)</text:p>
                  </text:list-item>
                  <text:list-item>
                    <text:p>Lots of addons to add features (i.e. music, 2FA, etc.)</text:p>
                  </text:list-item>
                </text:list>
              </text:list-item>
              <text:list-item>
                <text:p>Seafile</text:p>
                <text:list>
                  <text:list-item>
                    <text:p>Open source</text:p>
                  </text:list-item>
                  <text:list-item>
                    <text:p>Only does file sharing but does it VERY WELL</text:p>
                  </text:list-item>
                  <text:list-item>
                    <text:p>Best option if you only want to access or sync files</text:p>
                  </text:list-item>
                </text:list>
              </text:list-item>
              <text:list-item>
                <text:p>Syncthing</text:p>
                <text:list>
                  <text:list-item>
                    <text:p>Open source, very popular</text:p>
                  </text:list-item>
                  <text:list-item>
                    <text:p>Sync files only no access</text:p>
                  </text:list-item>
                  <text:list-item>
                    <text:p>Works anywhere with own encryption, very secur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extCloud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Easiest Setup through NextCloud Snap</text:p>
                <text:list>
                  <text:list-item>
                    <text:p>Complete setup of everything you need to run NextCloud</text:p>
                  </text:list-item>
                  <text:list-item>
                    <text:p>Run behind reverse proxy since not in container</text:p>
                  </text:list-item>
                </text:list>
              </text:list-item>
              <text:list-item>
                <text:p>Other options</text:p>
                <text:list>
                  <text:list-item>
                    <text:p>Official NextCloud docker container</text:p>
                    <text:list>
                      <text:list-item>
                        <text:p>Has issues if you add a lot of addons/features</text:p>
                      </text:list-item>
                    </text:list>
                  </text:list-item>
                  <text:list-item>
                    <text:p>Unofficial NextCloud docker containers</text:p>
                    <text:list>
                      <text:list-item>
                        <text:p>NextCloudPi is best</text:p>
                      </text:list-item>
                    </text:list>
                  </text:list-item>
                  <text:list-item>
                    <text:p>Run Mysql container to provide NextCloud databas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3T3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NextCloud</text:p>
          </draw:text-box>
        </draw:frame>
        <draw:frame presentation:style-name="pr9" draw:text-style-name="P12" draw:layer="layout" svg:width="29.996cm" svg:height="13.716cm" svg:x="1.664cm" svg:y="5.08cm" presentation:class="subtitle" presentation:user-transformed="true">
          <draw:text-box>
            <text:p text:style-name="P11"><text:span text:style-name="T5">NextCloud Snap Install Demo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ultimedia Sharing Options<text:tab/></text:p>
          </draw:text-box>
        </draw:frame>
        <draw:frame presentation:style-name="pr6" draw:layer="layout" svg:width="29.832cm" svg:height="14.478cm" svg:x="1.664cm" svg:y="5.334cm" presentation:class="outline" presentation:user-transformed="true">
          <draw:text-box>
            <text:list text:style-name="L2">
              <text:list-item>
                <text:p>Kodi</text:p>
                <text:list>
                  <text:list-item>
                    <text:p>Open source client only software, Great interface</text:p>
                  </text:list-item>
                  <text:list-item>
                    <text:p>Local access only – technically can access files through webdav using NextCloud but very slow</text:p>
                  </text:list-item>
                  <text:list-item>
                    <text:p>Can run mysql server so multiple Kodi installations can share database</text:p>
                  </text:list-item>
                </text:list>
              </text:list-item>
              <text:list-item>
                <text:p>Plex</text:p>
                <text:list>
                  <text:list-item>
                    <text:p>Most popular multimedia sharing option</text:p>
                  </text:list-item>
                  <text:list-item>
                    <text:p>Per month fee or purchase mobile client for each device</text:p>
                  </text:list-item>
                  <text:list-item>
                    <text:p>No privacy – tracking, must opt-out</text:p>
                  </text:list-item>
                </text:list>
              </text:list-item>
              <text:list-item>
                <text:p>Emby</text:p>
                <text:list>
                  <text:list-item>
                    <text:p>Similar to Plex, but not as mature</text:p>
                  </text:list-item>
                  <text:list-item>
                    <text:p>Again per month fee or purchase mobile client for each device</text:p>
                  </text:list-item>
                </text:list>
              </text:list-item>
              <text:list-item>
                <text:p>Jellyfin</text:p>
                <text:list>
                  <text:list-item>
                    <text:p>Open source version of Emby</text:p>
                  </text:list-item>
                  <text:list-item>
                    <text:p>Not as mature – clients include web, android and kodi addon, but works w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3T3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Jellyfin</text:p>
          </draw:text-box>
        </draw:frame>
        <draw:frame presentation:style-name="pr9" draw:text-style-name="P12" draw:layer="layout" svg:width="29.996cm" svg:height="13.716cm" svg:x="1.664cm" svg:y="5.08cm" presentation:class="subtitle" presentation:user-transformed="true">
          <draw:text-box>
            <text:p text:style-name="P11"><text:span text:style-name="T5">Docker/Jellyfin Install Demo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y Current/Future Project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Orchestration for Containers</text:p>
                <text:list>
                  <text:list-item>
                    <text:p>HashiCorp Council, Vault and Nomad</text:p>
                  </text:list-item>
                  <text:list-item>
                    <text:p>Replace HAProxy with Traefik </text:p>
                  </text:list-item>
                </text:list>
              </text:list-item>
              <text:list-item>
                <text:p>Additional Services</text:p>
                <text:list>
                  <text:list-item>
                    <text:p>Bitwarden server</text:p>
                  </text:list-item>
                  <text:list-item>
                    <text:p>Ansible AWX</text:p>
                  </text:list-item>
                  <text:list-item>
                    <text:p>Zabbix for monitoring</text:p>
                  </text:list-item>
                  <text:list-item>
                    <text:p>Smoke Ping for monitoring network performance</text:p>
                  </text:list-item>
                </text:list>
              </text:list-item>
              <text:list-item>
                <text:p>Change OpenVPN to Wireguard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4T04:48:44.513659351</meta:creation-date>
    <meta:editing-duration>PT34M58S</meta:editing-duration>
    <meta:editing-cycles>8</meta:editing-cycles>
    <meta:generator>LibreOffice/6.3.3.2.0$Linux_X86_64 LibreOffice_project/30$Build-2</meta:generator>
    <dc:title>Vivid</dc:title>
    <dc:date>2019-12-05T15:01:32.318221324</dc:date>
    <meta:document-statistic meta:object-count="140"/>
    <meta:template xlink:type="simple" xlink:actuate="onRequest" xlink:title="Vivid" xlink:href="../../../../usr/lib/libreoffice/share/template/common/presnt/Vivid.otp" meta:date="2019-12-04T04:48:44.015767994"/>
  </office:meta>
</office:document-meta>
</file>